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/>
    </style:style>
    <style:style style:name="T4" style:family="text">
      <style:text-properties style:font-name="Verdana1" fo:font-weight="bold"/>
    </style:style>
    <style:style style:name="T5" style:family="text">
      <style:text-properties style:font-name="Verdana1" fo:font-size="10pt"/>
    </style:style>
    <style:style style:name="T6" style:family="text">
      <style:text-properties style:font-name="Verdana1" fo:font-size="14pt"/>
    </style:style>
    <style:style style:name="T7" style:family="text">
      <style:text-properties style:font-name="Verdana1" fo:font-size="14pt" style:text-underline-style="solid" style:text-underline-width="auto" style:text-underline-color="font-color"/>
    </style:style>
    <style:style style:name="T8" style:family="text">
      <style:text-properties fo:font-size="14pt" style:text-underline-style="solid" style:text-underline-width="auto" style:text-underline-color="font-color"/>
    </style:style>
    <style:style style:name="T9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Whole Wheat Pancake Mix</text:span><text:line-break/><text:line-break/>25 cups whole wheat pastry flour<text:line-break/>1 ¼ cups baking powder<text:line-break/>¼ cup salt<text:line-break/>6 2/3 cups powdered milk<text:line-break/><text:line-break/>Combine all ingredients very well in a large bowl. Transfer to zip type freezer bags, label. Store in freezer to keep flour fresh.<text:line-break/><text:line-break/><text:span text:style-name="T1">To make one batch: <text:line-break/><text:line-break/>3 cups mix<text:line-break/>2 eggs<text:line-break/>¼ cup olive oil<text:line-break/>2 cups water<text:line-break/><text:line-break/>Combine mix, eggs and olive oil. Add half the water, stir and only add enough of the remaining water to achieve the consistency you desire. Bake on a hot skillet. Serve with butter and real maple syrup!</text:span> <text:line-break/><text:line-break/>Variations:<text:line-break/><text:line-break/><text:span text:style-name="T10">Banana Pancakes:<text:line-break/></text:span>Add:<text:line-break/>1 cup mashed bananas (approx. 2 large bananas) to one batch of pancake batter. <text:line-break/><text:line-break/><text:span text:style-name="T10">Blueberry Pancakes:</text:span><text:line-break/>Add:<text:line-break/>1 cup fresh or frozen blueberries to one cup of pancake batter. <text:line-break/><text:line-break/><text:span text:style-name="T10">Chocolate Chip Pancakes:</text:span><text:line-break/>Add:<text:line-break/>½ to 1 cup chocolate chips to one batch of pancake batter. <text:line-break/><text:line-break/><text:span text:style-name="T10">Pumpkin Pancakes:</text:span> <text:line-break/>Add:<text:line-break/>1t cinnamon<text:line-break/>½ t ginger <text:line-break/>To dry mix. <text:line-break/>Add:<text:line-break/>1 cup pureed pumpkin to one batch of pancake bat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47:55.56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70" meta:character-count="941"/>
  </office:meta>
</office:document-meta>
</file>